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7pt" style:font-size-asian="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If a cell has exactly 3 active neighbors, then it will be active in the next step</text:p>
      <text:p text:style-name="P1"/>
      <text:p text:style-name="P1">- If a cell has exactly 2 active neighbors, and it is currently active, then it will be active in the next step</text:p>
      <text:p text:style-name="P1"/>
      <text:p text:style-name="P1">- Otherwise, the cell will be inactive in the next step</text:p>
      <text:p text:style-name="P1"/>
      <text:p text:style-name="P1">Blinker:</text:p>
      <text:p text:style-name="P1"/>
      <text:p text:style-name="P1">┌───┬───┬───┬───┬───┐ <text:s text:c="3"/>┌───┬───┬───┬───┬───┐ <text:s text:c="3"/>┌───┬───┬───┬───┬───┐</text:p>
      <text:p text:style-name="P1">│ <text:s text:c="2"/>│ <text:s text:c="2"/>│ <text:s text:c="2"/>│ <text:s text:c="2"/>│ <text:s text:c="2"/>│ <text:s text:c="3"/>│ <text:s text:c="2"/>│ <text:s text:c="2"/>│ <text:s text:c="2"/>│ <text:s text:c="2"/>│ <text:s text:c="2"/>│ <text:s text:c="3"/>│ <text:s text:c="2"/>│ <text:s text:c="2"/>│ <text:s text:c="2"/>│ <text:s text:c="2"/>│ <text:s text:c="2"/>│</text:p>
      <text:p text:style-name="P1">├───┼───┼───┼───┼───┤ <text:s text:c="3"/>├───┼───┼───┼───┼───┤ <text:s text:c="3"/>├───┼───┼───┼───┼───┤</text:p>
      <text:p text:style-name="P1">│ <text:s text:c="2"/>│ <text:s text:c="2"/>│███│ <text:s text:c="2"/>│ <text:s text:c="2"/>│ <text:s text:c="3"/>│ <text:s text:c="2"/>│ <text:s text:c="2"/>│ <text:s text:c="2"/>│ <text:s text:c="2"/>│ <text:s text:c="2"/>│ <text:s text:c="3"/>│ <text:s text:c="2"/>│ <text:s text:c="2"/>│ <text:s text:c="2"/>│ <text:s text:c="2"/>│ <text:s text:c="2"/>│</text:p>
      <text:p text:style-name="P1">├───┼───┼───┼───┼───┤ <text:s text:c="3"/>├───┼───┼───┼───┼───┤ <text:s text:c="3"/>├───┼───┼───┼───┼───┤</text:p>
      <text:p text:style-name="P1">│ <text:s text:c="2"/>│ <text:s text:c="2"/>│███│ <text:s text:c="2"/>│ <text:s text:c="2"/>│ <text:s text:c="3"/>│ <text:s text:c="2"/>│ <text:s text:c="2"/>│ <text:s text:c="2"/>│ <text:s text:c="2"/>│ <text:s text:c="2"/>│ <text:s text:c="3"/>│ <text:s text:c="2"/>│ <text:s text:c="2"/>│ <text:s text:c="2"/>│ <text:s text:c="2"/>│ <text:s text:c="2"/>│</text:p>
      <text:p text:style-name="P1">├───┼───┼───┼───┼───┤ <text:s text:c="3"/>├───┼───┼───┼───┼───┤ <text:s text:c="3"/>├───┼───┼───┼───┼───┤</text:p>
      <text:p text:style-name="P1">│ <text:s text:c="2"/>│ <text:s text:c="2"/>│███│ <text:s text:c="2"/>│ <text:s text:c="2"/>│ <text:s text:c="3"/>│ <text:s text:c="2"/>│ <text:s text:c="2"/>│ <text:s text:c="2"/>│ <text:s text:c="2"/>│ <text:s text:c="2"/>│ <text:s text:c="3"/>│ <text:s text:c="2"/>│ <text:s text:c="2"/>│ <text:s text:c="2"/>│ <text:s text:c="2"/>│ <text:s text:c="2"/>│</text:p>
      <text:p text:style-name="P1">├───┼───┼───┼───┼───┤ <text:s text:c="3"/>├───┼───┼───┼───┼───┤ <text:s text:c="3"/>├───┼───┼───┼───┼───┤</text:p>
      <text:p text:style-name="P1">│ <text:s text:c="2"/>│ <text:s text:c="2"/>│ <text:s text:c="2"/>│ <text:s text:c="2"/>│ <text:s text:c="2"/>│ <text:s text:c="3"/>│ <text:s text:c="2"/>│ <text:s text:c="2"/>│ <text:s text:c="2"/>│ <text:s text:c="2"/>│ <text:s text:c="2"/>│ <text:s text:c="3"/>│ <text:s text:c="2"/>│ <text:s text:c="2"/>│ <text:s text:c="2"/>│ <text:s text:c="2"/>│ <text:s text:c="2"/>│</text:p>
      <text:p text:style-name="P1">└───┴───┴───┴───┴───┘ <text:s text:c="3"/>└───┴───┴───┴───┴───┘ <text:s text:c="3"/>└───┴───┴───┴───┴───┘</text:p>
      <text:p text:style-name="P1"/>
      <text:p text:style-name="P1">Loaf:</text:p>
      <text:p text:style-name="P1"/>
      <text:p text:style-name="P1">┌───┬───┬───┬───┬───┬───┐ <text:s text:c="4"/>┌───┬───┬───┬───┬───┬───┐</text:p>
      <text:p text:style-name="P1"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</text:p>
      <text:p text:style-name="P1">├───┼───┼───┼───┼───┼───┤ <text:s text:c="4"/>├───┼───┼───┼───┼───┼───┤</text:p>
      <text:p text:style-name="P1">│ <text:s text:c="2"/>│ <text:s text:c="2"/>│███│███│ <text:s text:c="2"/>│ <text:s text:c="2"/>│ <text:s text:c="4"/>│ <text:s text:c="2"/>│ <text:s text:c="2"/>│ <text:s text:c="2"/>│ <text:s text:c="2"/>│ <text:s text:c="2"/>│ <text:s text:c="2"/>│</text:p>
      <text:p text:style-name="P1">├───┼───┼───┼───┼───┼───┤ <text:s text:c="4"/>├───┼───┼───┼───┼───┼───┤</text:p>
      <text:p text:style-name="P1">│ <text:s text:c="2"/>│███│ <text:s text:c="2"/>│ <text:s text:c="2"/>│███│ <text:s text:c="2"/>│ <text:s text:c="4"/>│ <text:s text:c="2"/>│ <text:s text:c="2"/>│ <text:s text:c="2"/>│ <text:s text:c="2"/>│ <text:s text:c="2"/>│ <text:s text:c="2"/>│</text:p>
      <text:p text:style-name="P1">├───┼───┼───┼───┼───┼───┤ <text:s text:c="4"/>├───┼───┼───┼───┼───┼───┤</text:p>
      <text:p text:style-name="P1">│ <text:s text:c="2"/>│ <text:s text:c="2"/>│███│ <text:s text:c="2"/>│███│ <text:s text:c="2"/>│ <text:s text:c="4"/>│ <text:s text:c="2"/>│ <text:s text:c="2"/>│ <text:s text:c="2"/>│ <text:s text:c="2"/>│ <text:s text:c="2"/>│ <text:s text:c="2"/>│</text:p>
      <text:p text:style-name="P1">├───┼───┼───┼───┼───┼───┤ <text:s text:c="4"/>├───┼───┼───┼───┼───┼───┤</text:p>
      <text:p text:style-name="P1">│ <text:s text:c="2"/>│ <text:s text:c="2"/>│ <text:s text:c="2"/>│███│ <text:s text:c="2"/>│ <text:s text:c="2"/>│ <text:s text:c="4"/>│ <text:s text:c="2"/>│ <text:s text:c="2"/>│ <text:s text:c="2"/>│ <text:s text:c="2"/>│ <text:s text:c="2"/>│ <text:s text:c="2"/>│</text:p>
      <text:p text:style-name="P1">├───┼───┼───┼───┼───┼───┤ <text:s text:c="4"/>├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</text:p>
      <text:p text:style-name="P1">└───┴───┴───┴───┴───┴───┘ <text:s text:c="4"/>└───┴───┴───┴───┴───┴───┘</text:p>
      <text:p text:style-name="P1"/>
      <text:p text:style-name="P1">Glider:</text:p>
      <text:p text:style-name="P1"/>
      <text:p text:style-name="P1">┌───┬───┬───┬───┬───┬───┬───┐ <text:s text:c="4"/>┌───┬───┬───┬───┬───┬───┬───┐ <text:s text:c="4"/>┌───┬───┬───┬───┬───┬───┬───┐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███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███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███│███│███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└───┴───┴───┴───┴───┴───┴───┘ <text:s text:c="4"/>└───┴───┴───┴───┴───┴───┴───┘ <text:s text:c="4"/>└───┴───┴───┴───┴───┴───┴───┘</text:p>
      <text:p text:style-name="P1"/>
      <text:p text:style-name="P1">┌───┬───┬───┬───┬───┬───┬───┐ <text:s text:c="4"/>┌───┬───┬───┬───┬───┬───┬───┐ <text:s text:c="4"/>┌───┬───┬───┬───┬───┬───┬───┐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└───┴───┴───┴───┴───┴───┴───┘ <text:s text:c="4"/>└───┴───┴───┴───┴───┴───┴───┘ <text:s text:c="4"/>└───┴───┴───┴───┴───┴───┴───┘</text:p>
      <text:p text:style-name="P1"/>
      <text:p text:style-name="P1">┌───┬───┬───┬───┬───┬───┬───┐ <text:s text:c="4"/>┌───┬───┬───┬───┬───┬───┬───┐ <text:s text:c="4"/>┌───┬───┬───┬───┬───┬───┬───┐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└───┴───┴───┴───┴───┴───┴───┘ <text:s text:c="4"/>└───┴───┴───┴───┴───┴───┴───┘ <text:s text:c="4"/>└───┴───┴───┴───┴───┴───┴───┘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18:02:43.029404613</meta:creation-date>
    <dc:date>2026-03-03T09:52:49.874494286</dc:date>
    <meta:editing-duration>PT15M50S</meta:editing-duration>
    <meta:editing-cycles>5</meta:editing-cycles>
    <meta:generator>LibreOffice/24.8.3.2$Linux_X86_64 LibreOffice_project/480$Build-2</meta:generator>
    <meta:document-statistic meta:table-count="0" meta:image-count="0" meta:object-count="0" meta:page-count="1" meta:paragraph-count="75" meta:word-count="822" meta:character-count="6130" meta:non-whitespace-character-count="3759"/>
  </office:meta>
</office:document-meta>
</file>